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nicht verraucht</text:p>
          </table:table-cell>
          <table:table-cell office:value-type="string" calcext:value-type="string">
            <text:p>leicht verraucht</text:p>
          </table:table-cell>
          <table:table-cell office:value-type="string" calcext:value-type="string">
            <text:p>verraucht</text:p>
          </table:table-cell>
          <table:table-cell office:value-type="string" calcext:value-type="string">
            <text:p>verschmiert</text:p>
          </table:table-cell>
          <table:table-cell office:value-type="string" calcext:value-type="string">
            <text:p>anmerkung</text:p>
          </table:table-cell>
          <table:table-cell office:value-type="string" calcext:value-type="string">
            <text:p>nicht verwendet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verschmier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4789" calcext:value-type="float">
            <text:p>478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3" office:value-type="float" office:value="5990" calcext:value-type="float">
            <text:p>599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6004" calcext:value-type="float">
            <text:p>600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039" calcext:value-type="float">
            <text:p>603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120" calcext:value-type="float">
            <text:p>612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384" calcext:value-type="float">
            <text:p>638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vtl nicht</text:p>
          </table:table-cell>
          <table:table-cell/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430" calcext:value-type="float">
            <text:p>643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445" calcext:value-type="float">
            <text:p>644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742" calcext:value-type="float">
            <text:p>674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779" calcext:value-type="float">
            <text:p>677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00" calcext:value-type="float">
            <text:p>680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877" calcext:value-type="float">
            <text:p>687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913" calcext:value-type="float">
            <text:p>691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922" calcext:value-type="float">
            <text:p>692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6952" calcext:value-type="float">
            <text:p>695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3" office:value-type="float" office:value="7487" calcext:value-type="float">
            <text:p>748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491" calcext:value-type="float">
            <text:p>749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500" calcext:value-type="float">
            <text:p>750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3" office:value-type="float" office:value="8483" calcext:value-type="float">
            <text:p>848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504" calcext:value-type="float">
            <text:p>850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543" calcext:value-type="float">
            <text:p>854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582" calcext:value-type="float">
            <text:p>858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632" calcext:value-type="float">
            <text:p>863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638" calcext:value-type="float">
            <text:p>863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789" calcext:value-type="float">
            <text:p>878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878" calcext:value-type="float">
            <text:p>887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153" calcext:value-type="float">
            <text:p>915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214" calcext:value-type="float">
            <text:p>921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235" calcext:value-type="float">
            <text:p>923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243" calcext:value-type="float">
            <text:p>924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255" calcext:value-type="float">
            <text:p>925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562" calcext:value-type="float">
            <text:p>956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640" calcext:value-type="float">
            <text:p>964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676" calcext:value-type="float">
            <text:p>967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313" calcext:value-type="float">
            <text:p>1031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350" calcext:value-type="float">
            <text:p>1035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374" calcext:value-type="float">
            <text:p>1037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380" calcext:value-type="float">
            <text:p>1038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418" calcext:value-type="float">
            <text:p>1041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433" calcext:value-type="float">
            <text:p>1043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630" calcext:value-type="float">
            <text:p>106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637" calcext:value-type="float">
            <text:p>1063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760" calcext:value-type="float">
            <text:p>1076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770" calcext:value-type="float">
            <text:p>1077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784" calcext:value-type="float">
            <text:p>1078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812" calcext:value-type="float">
            <text:p>1081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851" calcext:value-type="float">
            <text:p>1085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863" calcext:value-type="float">
            <text:p>1086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955" calcext:value-type="float">
            <text:p>1095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030" calcext:value-type="float">
            <text:p>1103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057" calcext:value-type="float">
            <text:p>1105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085" calcext:value-type="float">
            <text:p>1108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094" calcext:value-type="float">
            <text:p>1109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095" calcext:value-type="float">
            <text:p>1109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096" calcext:value-type="float">
            <text:p>1109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098" calcext:value-type="float">
            <text:p>1109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099" calcext:value-type="float">
            <text:p>1109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101" calcext:value-type="float">
            <text:p>1110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119" calcext:value-type="float">
            <text:p>1111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175" calcext:value-type="float">
            <text:p>1117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218" calcext:value-type="float">
            <text:p>1121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274" calcext:value-type="float">
            <text:p>1127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278" calcext:value-type="float">
            <text:p>1127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292" calcext:value-type="float">
            <text:p>1129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322" calcext:value-type="float">
            <text:p>1132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417" calcext:value-type="float">
            <text:p>1141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436" calcext:value-type="float">
            <text:p>1143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442" calcext:value-type="float">
            <text:p>1144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654" calcext:value-type="float">
            <text:p>1165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667" calcext:value-type="float">
            <text:p>1166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766" calcext:value-type="float">
            <text:p>1176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767" calcext:value-type="float">
            <text:p>1176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775" calcext:value-type="float">
            <text:p>1177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777" calcext:value-type="float">
            <text:p>1177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815" calcext:value-type="float">
            <text:p>1181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820" calcext:value-type="float">
            <text:p>1182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834" calcext:value-type="float">
            <text:p>1183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846" calcext:value-type="float">
            <text:p>1184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882" calcext:value-type="float">
            <text:p>1188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901" calcext:value-type="float">
            <text:p>1190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931" calcext:value-type="float">
            <text:p>1193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939" calcext:value-type="float">
            <text:p>1193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988" calcext:value-type="float">
            <text:p>1198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018" calcext:value-type="float">
            <text:p>1201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096" calcext:value-type="float">
            <text:p>1209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103" calcext:value-type="float">
            <text:p>1210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117" calcext:value-type="float">
            <text:p>1211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123" calcext:value-type="float">
            <text:p>1212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131" calcext:value-type="float">
            <text:p>1213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134" calcext:value-type="float">
            <text:p>1213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139" calcext:value-type="float">
            <text:p>1213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143" calcext:value-type="float">
            <text:p>1214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171" calcext:value-type="float">
            <text:p>1217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261" calcext:value-type="float">
            <text:p>1226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344" calcext:value-type="float">
            <text:p>1234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347" calcext:value-type="float">
            <text:p>1234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492" calcext:value-type="float">
            <text:p>1249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511" calcext:value-type="float">
            <text:p>1251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529" calcext:value-type="float">
            <text:p>1252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544" calcext:value-type="float">
            <text:p>1254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568" calcext:value-type="float">
            <text:p>1256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577" calcext:value-type="float">
            <text:p>1257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509" calcext:value-type="float">
            <text:p>1350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3520" calcext:value-type="float">
            <text:p>1352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020" calcext:value-type="float">
            <text:p>1502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945" calcext:value-type="float">
            <text:p>1694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948" calcext:value-type="float">
            <text:p>1694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8514" calcext:value-type="float">
            <text:p>1851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8523" calcext:value-type="float">
            <text:p>1852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536" calcext:value-type="float">
            <text:p>1853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8681" calcext:value-type="float">
            <text:p>1868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8749" calcext:value-type="float">
            <text:p>1874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8753" calcext:value-type="float">
            <text:p>1875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770" calcext:value-type="float">
            <text:p>1877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8941" calcext:value-type="float">
            <text:p>1894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9217" calcext:value-type="float">
            <text:p>1921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225" calcext:value-type="float">
            <text:p>1922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245" calcext:value-type="float">
            <text:p>1924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261" calcext:value-type="float">
            <text:p>1926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9302" calcext:value-type="float">
            <text:p>1930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307" calcext:value-type="float">
            <text:p>1930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335" calcext:value-type="float">
            <text:p>1933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367" calcext:value-type="float">
            <text:p>1936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9529" calcext:value-type="float">
            <text:p>1952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536" calcext:value-type="float">
            <text:p>1953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549" calcext:value-type="float">
            <text:p>1954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675" calcext:value-type="float">
            <text:p>1967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9715" calcext:value-type="float">
            <text:p>1971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720" calcext:value-type="float">
            <text:p>1972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725" calcext:value-type="float">
            <text:p>1972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730" calcext:value-type="float">
            <text:p>1973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9756" calcext:value-type="float">
            <text:p>1975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789" calcext:value-type="float">
            <text:p>1978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9823" calcext:value-type="float">
            <text:p>1982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834" calcext:value-type="float">
            <text:p>1983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840" calcext:value-type="float">
            <text:p>1984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878" calcext:value-type="float">
            <text:p>1987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946" calcext:value-type="float">
            <text:p>1994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005" calcext:value-type="float">
            <text:p>2000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0043" calcext:value-type="float">
            <text:p>2004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075" calcext:value-type="float">
            <text:p>2007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0082" calcext:value-type="float">
            <text:p>2008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088" calcext:value-type="float">
            <text:p>2008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0119" calcext:value-type="float">
            <text:p>2011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0167" calcext:value-type="float">
            <text:p>2016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173" calcext:value-type="float">
            <text:p>2017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179" calcext:value-type="float">
            <text:p>2017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0311" calcext:value-type="float">
            <text:p>2031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338" calcext:value-type="float">
            <text:p>2033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0435" calcext:value-type="float">
            <text:p>2043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498" calcext:value-type="float">
            <text:p>2049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1497" calcext:value-type="float">
            <text:p>2149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1581" calcext:value-type="float">
            <text:p>2158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2992" calcext:value-type="float">
            <text:p>2299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034" calcext:value-type="float">
            <text:p>2303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3067" calcext:value-type="float">
            <text:p>2306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148" calcext:value-type="float">
            <text:p>2314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3170" calcext:value-type="float">
            <text:p>2317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221" calcext:value-type="float">
            <text:p>2322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3553" calcext:value-type="float">
            <text:p>2355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576" calcext:value-type="float">
            <text:p>2357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3170" calcext:value-type="float">
            <text:p>3317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3189" calcext:value-type="float">
            <text:p>3318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204" calcext:value-type="float">
            <text:p>3320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3236" calcext:value-type="float">
            <text:p>3323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3255" calcext:value-type="float">
            <text:p>3325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3273" calcext:value-type="float">
            <text:p>3327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3297" calcext:value-type="float">
            <text:p>3329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3348" calcext:value-type="float">
            <text:p>3334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3459" calcext:value-type="float">
            <text:p>3345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3487" calcext:value-type="float">
            <text:p>3348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3499" calcext:value-type="float">
            <text:p>3349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3524" calcext:value-type="float">
            <text:p>3352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558" calcext:value-type="float">
            <text:p>3355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3624" calcext:value-type="float">
            <text:p>3362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647" calcext:value-type="float">
            <text:p>3364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3734" calcext:value-type="float">
            <text:p>3373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832" calcext:value-type="float">
            <text:p>3383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3884" calcext:value-type="float">
            <text:p>3388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084" calcext:value-type="float">
            <text:p>3408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4324" calcext:value-type="float">
            <text:p>3432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4907" calcext:value-type="float">
            <text:p>3490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4939" calcext:value-type="float">
            <text:p>3493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338" calcext:value-type="float">
            <text:p>3533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5342" calcext:value-type="float">
            <text:p>3534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346" calcext:value-type="float">
            <text:p>3534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5367" calcext:value-type="float">
            <text:p>3536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442" calcext:value-type="float">
            <text:p>3544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5448" calcext:value-type="float">
            <text:p>3544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450" calcext:value-type="float">
            <text:p>3545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5453" calcext:value-type="float">
            <text:p>3545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474" calcext:value-type="float">
            <text:p>3547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5563" calcext:value-type="float">
            <text:p>3556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5973" calcext:value-type="float">
            <text:p>3597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6088" calcext:value-type="float">
            <text:p>3608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6118" calcext:value-type="float">
            <text:p>3611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160" calcext:value-type="float">
            <text:p>3616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6460" calcext:value-type="float">
            <text:p>3646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6479" calcext:value-type="float">
            <text:p>3647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6483" calcext:value-type="float">
            <text:p>3648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7623" calcext:value-type="float">
            <text:p>3762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7643" calcext:value-type="float">
            <text:p>3764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7654" calcext:value-type="float">
            <text:p>3765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7702" calcext:value-type="float">
            <text:p>3770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685" calcext:value-type="float">
            <text:p>3868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8732" calcext:value-type="float">
            <text:p>3873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8808" calcext:value-type="float">
            <text:p>3880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8812" calcext:value-type="float">
            <text:p>3881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8847" calcext:value-type="float">
            <text:p>3884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8919" calcext:value-type="float">
            <text:p>3891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8991" calcext:value-type="float">
            <text:p>3899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9236" calcext:value-type="float">
            <text:p>3923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9278" calcext:value-type="float">
            <text:p>3927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9367" calcext:value-type="float">
            <text:p>3936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9469" calcext:value-type="float">
            <text:p>3946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9557" calcext:value-type="float">
            <text:p>3955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9564" calcext:value-type="float">
            <text:p>3956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9742" calcext:value-type="float">
            <text:p>3974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9756" calcext:value-type="float">
            <text:p>3975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9961" calcext:value-type="float">
            <text:p>3996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0422" calcext:value-type="float">
            <text:p>4042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0468" calcext:value-type="float">
            <text:p>4046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0949" calcext:value-type="float">
            <text:p>4094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1131" calcext:value-type="float">
            <text:p>4113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177" calcext:value-type="float">
            <text:p>4117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1382" calcext:value-type="float">
            <text:p>4138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1590" calcext:value-type="float">
            <text:p>4159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802" calcext:value-type="float">
            <text:p>4180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1819" calcext:value-type="float">
            <text:p>4181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1847" calcext:value-type="float">
            <text:p>4184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1957" calcext:value-type="float">
            <text:p>4195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2635" calcext:value-type="float">
            <text:p>4263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2687" calcext:value-type="float">
            <text:p>4268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2951" calcext:value-type="float">
            <text:p>4295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2988" calcext:value-type="float">
            <text:p>4298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548" calcext:value-type="float">
            <text:p>4354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579" calcext:value-type="float">
            <text:p>4357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3710" calcext:value-type="float">
            <text:p>4371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713" calcext:value-type="float">
            <text:p>4371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768" calcext:value-type="float">
            <text:p>4376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809" calcext:value-type="float">
            <text:p>4380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866" calcext:value-type="float">
            <text:p>4386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880" calcext:value-type="float">
            <text:p>4388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4035" calcext:value-type="float">
            <text:p>4403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4394" calcext:value-type="float">
            <text:p>4439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516" calcext:value-type="float">
            <text:p>4451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4746" calcext:value-type="float">
            <text:p>4474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827" calcext:value-type="float">
            <text:p>4482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4897" calcext:value-type="float">
            <text:p>4489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905" calcext:value-type="float">
            <text:p>4490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4913" calcext:value-type="float">
            <text:p>4491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4923" calcext:value-type="float">
            <text:p>4492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4932" calcext:value-type="float">
            <text:p>4493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935" calcext:value-type="float">
            <text:p>4493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4958" calcext:value-type="float">
            <text:p>4495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4978" calcext:value-type="float">
            <text:p>4497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4982" calcext:value-type="float">
            <text:p>44982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eichter dunst</text:p>
          </table:table-cell>
          <table:table-cell/>
        </table:table-row>
        <table:table-row table:style-name="ro1">
          <table:table-cell office:value-type="float" office:value="45011" calcext:value-type="float">
            <text:p>4501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5060" calcext:value-type="float">
            <text:p>4506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eichter dunst</text:p>
          </table:table-cell>
          <table:table-cell/>
        </table:table-row>
        <table:table-row table:style-name="ro1">
          <table:table-cell office:value-type="float" office:value="45358" calcext:value-type="float">
            <text:p>4535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5782" calcext:value-type="float">
            <text:p>4578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794" calcext:value-type="float">
            <text:p>4579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5927" calcext:value-type="float">
            <text:p>4592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934" calcext:value-type="float">
            <text:p>4593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5965" calcext:value-type="float">
            <text:p>4596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6100" calcext:value-type="float">
            <text:p>4610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6108" calcext:value-type="float">
            <text:p>4610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092" calcext:value-type="float">
            <text:p>4709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7098" calcext:value-type="float">
            <text:p>4709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7134" calcext:value-type="float">
            <text:p>4713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7146" calcext:value-type="float">
            <text:p>4714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223" calcext:value-type="float">
            <text:p>4722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7358" calcext:value-type="float">
            <text:p>4735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7818" calcext:value-type="float">
            <text:p>4781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653" calcext:value-type="float">
            <text:p>4865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8709" calcext:value-type="float">
            <text:p>4870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8778" calcext:value-type="float">
            <text:p>4877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8886" calcext:value-type="float">
            <text:p>4888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628" calcext:value-type="float">
            <text:p>4962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731" calcext:value-type="float">
            <text:p>4973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830" calcext:value-type="float">
            <text:p>4983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869" calcext:value-type="float">
            <text:p>4986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9908" calcext:value-type="float">
            <text:p>4990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005" calcext:value-type="float">
            <text:p>5000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074" calcext:value-type="float">
            <text:p>5007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106" calcext:value-type="float">
            <text:p>5010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0149" calcext:value-type="float">
            <text:p>5014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150" calcext:value-type="float">
            <text:p>5015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0151" calcext:value-type="float">
            <text:p>5015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152" calcext:value-type="float">
            <text:p>5015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0165" calcext:value-type="float">
            <text:p>5016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167" calcext:value-type="float">
            <text:p>5016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171" calcext:value-type="float">
            <text:p>5017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182" calcext:value-type="float">
            <text:p>5018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0462" calcext:value-type="float">
            <text:p>5046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477" calcext:value-type="float">
            <text:p>5047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104" calcext:value-type="float">
            <text:p>5110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1147" calcext:value-type="float">
            <text:p>5114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565" calcext:value-type="float">
            <text:p>5156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1583" calcext:value-type="float">
            <text:p>5158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584" calcext:value-type="float">
            <text:p>5158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1598" calcext:value-type="float">
            <text:p>5159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601" calcext:value-type="float">
            <text:p>5160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eicht verschmiert</text:p>
          </table:table-cell>
          <table:table-cell/>
        </table:table-row>
        <table:table-row table:style-name="ro1">
          <table:table-cell office:value-type="float" office:value="51706" calcext:value-type="float">
            <text:p>5170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2019" calcext:value-type="float">
            <text:p>52019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leichmäßig verraucht</text:p>
          </table:table-cell>
          <table:table-cell/>
        </table:table-row>
        <table:table-row table:style-name="ro1">
          <table:table-cell office:value-type="float" office:value="54420" calcext:value-type="float">
            <text:p>5442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4576" calcext:value-type="float">
            <text:p>5457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981" calcext:value-type="float">
            <text:p>5498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5025" calcext:value-type="float">
            <text:p>5502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5027" calcext:value-type="float">
            <text:p>5502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5029" calcext:value-type="float">
            <text:p>5502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5031" calcext:value-type="float">
            <text:p>5503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5038" calcext:value-type="float">
            <text:p>5503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5045" calcext:value-type="float">
            <text:p>5504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5046" calcext:value-type="float">
            <text:p>5504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5047" calcext:value-type="float">
            <text:p>5504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5049" calcext:value-type="float">
            <text:p>5504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5178" calcext:value-type="float">
            <text:p>5517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5188" calcext:value-type="float">
            <text:p>5518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251" calcext:value-type="float">
            <text:p>5625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270" calcext:value-type="float">
            <text:p>5627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298" calcext:value-type="float">
            <text:p>5629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357" calcext:value-type="float">
            <text:p>5635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6510" calcext:value-type="float">
            <text:p>5651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605" calcext:value-type="float">
            <text:p>5660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738" calcext:value-type="float">
            <text:p>5673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746" calcext:value-type="float">
            <text:p>5674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885" calcext:value-type="float">
            <text:p>5688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922" calcext:value-type="float">
            <text:p>5692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6924" calcext:value-type="float">
            <text:p>5692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928" calcext:value-type="float">
            <text:p>5692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6935" calcext:value-type="float">
            <text:p>5693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6952" calcext:value-type="float">
            <text:p>5695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7111" calcext:value-type="float">
            <text:p>5711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7170" calcext:value-type="float">
            <text:p>5717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357" calcext:value-type="float">
            <text:p>5735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7388" calcext:value-type="float">
            <text:p>5738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469" calcext:value-type="float">
            <text:p>5746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7501" calcext:value-type="float">
            <text:p>5750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7509" calcext:value-type="float">
            <text:p>5750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8009" calcext:value-type="float">
            <text:p>5800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8063" calcext:value-type="float">
            <text:p>5806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144" calcext:value-type="float">
            <text:p>5814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8224" calcext:value-type="float">
            <text:p>5822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8307" calcext:value-type="float">
            <text:p>5830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8342" calcext:value-type="float">
            <text:p>5834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373" calcext:value-type="float">
            <text:p>5837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8403" calcext:value-type="float">
            <text:p>5840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437" calcext:value-type="float">
            <text:p>5843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8477" calcext:value-type="float">
            <text:p>5847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8499" calcext:value-type="float">
            <text:p>5849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8505" calcext:value-type="float">
            <text:p>5850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8578" calcext:value-type="float">
            <text:p>5857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8619" calcext:value-type="float">
            <text:p>5861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640" calcext:value-type="float">
            <text:p>5864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8661" calcext:value-type="float">
            <text:p>5866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8668" calcext:value-type="float">
            <text:p>5866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8671" calcext:value-type="float">
            <text:p>5867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8892" calcext:value-type="float">
            <text:p>5889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8943" calcext:value-type="float">
            <text:p>5894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956" calcext:value-type="float">
            <text:p>5895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8974" calcext:value-type="float">
            <text:p>5897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251" calcext:value-type="float">
            <text:p>5925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9259" calcext:value-type="float">
            <text:p>5925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298" calcext:value-type="float">
            <text:p>5929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9325" calcext:value-type="float">
            <text:p>5932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333" calcext:value-type="float">
            <text:p>5933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9360" calcext:value-type="float">
            <text:p>5936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364" calcext:value-type="float">
            <text:p>5936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9432" calcext:value-type="float">
            <text:p>59432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verschmier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9617" calcext:value-type="float">
            <text:p>5961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9674" calcext:value-type="float">
            <text:p>5967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9677" calcext:value-type="float">
            <text:p>59677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utel rausziehen</text:p>
          </table:table-cell>
          <table:table-cell/>
        </table:table-row>
        <table:table-row table:style-name="ro1">
          <table:table-cell office:value-type="float" office:value="61662" calcext:value-type="float">
            <text:p>6166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3214" calcext:value-type="float">
            <text:p>63214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ausziehen</text:p>
          </table:table-cell>
          <table:table-cell/>
        </table:table-row>
        <table:table-row table:style-name="ro1">
          <table:table-cell office:value-type="float" office:value="69275" calcext:value-type="float">
            <text:p>69275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verschmier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1374" calcext:value-type="float">
            <text:p>7137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1621" calcext:value-type="float">
            <text:p>7162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1639" calcext:value-type="float">
            <text:p>7163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1642" calcext:value-type="float">
            <text:p>7164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1716" calcext:value-type="float">
            <text:p>7171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1753" calcext:value-type="float">
            <text:p>7175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1776" calcext:value-type="float">
            <text:p>7177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2061" calcext:value-type="float">
            <text:p>7206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2076" calcext:value-type="float">
            <text:p>7207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2290" calcext:value-type="float">
            <text:p>7229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2298" calcext:value-type="float">
            <text:p>7229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2313" calcext:value-type="float">
            <text:p>7231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2325" calcext:value-type="float">
            <text:p>7232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2642" calcext:value-type="float">
            <text:p>72642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ausziehen / außerhalb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3124" calcext:value-type="float">
            <text:p>7312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3492" calcext:value-type="float">
            <text:p>7349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3498" calcext:value-type="float">
            <text:p>7349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3523" calcext:value-type="float">
            <text:p>7352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3528" calcext:value-type="float">
            <text:p>73528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n organ + rauc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4908" calcext:value-type="float">
            <text:p>74908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eicht verschmiert</text:p>
          </table:table-cell>
          <table:table-cell/>
        </table:table-row>
        <table:table-row table:style-name="ro1">
          <table:table-cell office:value-type="float" office:value="75141" calcext:value-type="float">
            <text:p>75141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auszieh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3:27:22.184201233</meta:creation-date>
    <dc:date>2022-11-25T13:57:36.314001223</dc:date>
    <meta:editing-duration>P1DT7H48M</meta:editing-duration>
    <meta:editing-cycles>959</meta:editing-cycles>
    <meta:generator>LibreOffice/7.3.6.2$Linux_X86_64 LibreOffice_project/30$Build-2</meta:generator>
    <meta:document-statistic meta:table-count="1" meta:cell-count="901" meta:object-count="0"/>
  </office:meta>
</office:document-meta>
</file>